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46662" calcext:value-type="float">
            <text:p>0.8346662</text:p>
          </table:table-cell>
          <table:table-cell office:value-type="float" office:value="0.0020217" calcext:value-type="float">
            <text:p>0.0020217</text:p>
          </table:table-cell>
          <table:table-cell office:value-type="float" office:value="0.8306654" calcext:value-type="float">
            <text:p>0.8306654</text:p>
          </table:table-cell>
          <table:table-cell office:value-type="float" office:value="0.8385909" calcext:value-type="float">
            <text:p>0.8385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7346" calcext:value-type="float">
            <text:p>0.1007346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975691" calcext:value-type="float">
            <text:p>0.0975691</text:p>
          </table:table-cell>
          <table:table-cell office:value-type="float" office:value="0.1039909" calcext:value-type="float">
            <text:p>0.1039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45993" calcext:value-type="float">
            <text:p>0.0645993</text:p>
          </table:table-cell>
          <table:table-cell office:value-type="float" office:value="0.0013378" calcext:value-type="float">
            <text:p>0.0013378</text:p>
          </table:table-cell>
          <table:table-cell office:value-type="float" office:value="0.0620261" calcext:value-type="float">
            <text:p>0.0620261</text:p>
          </table:table-cell>
          <table:table-cell office:value-type="float" office:value="0.0672715" calcext:value-type="float">
            <text:p>0.0672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4:01:59.678000000</dc:date>
    <meta:editing-duration>PT3M39S</meta:editing-duration>
    <meta:editing-cycles>2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